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5A000002619FB85E90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丸ゴ Pro W4" svg:font-family="'ヒラギノ丸ゴ Pro W4'" style:font-pitch="variable"/>
    <style:font-face style:name="メイリオ1" svg:font-family="メイリオ" style:font-pitch="variable"/>
    <style:font-face style:name="Liberation Sans" svg:font-family="'Liberation Sans'" style:font-family-generic="roman" style:font-pitch="variable"/>
    <style:font-face style:name="小塚明朝 Pr6N R" svg:font-family="'小塚明朝 Pr6N R'" style:font-family-generic="roman" style:font-pitch="variable"/>
    <style:font-face style:name="FreeSans" svg:font-family="FreeSans" style:font-family-generic="system" style:font-pitch="variable"/>
    <style:font-face style:name="ヒラギノ明朝 Pro W3" svg:font-family="'ヒラギノ明朝 Pro W3'" style:font-family-generic="system" style:font-pitch="variable"/>
    <style:font-face style:name="メイリオ" svg:font-family="メイリオ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39cm" fo:min-width="15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48cm" fo:min-width="3.6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13.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2cm" fo:min-width="14.966cm"/>
    </style:style>
    <style:style style:name="P1" style:family="paragraph">
      <style:paragraph-properties fo:text-align="center"/>
    </style:style>
    <style:style style:name="P2" style:family="paragraph">
      <style:text-properties fo:color="#ff0000" style:font-name="ヒラギノ丸ゴ Pro W4" fo:font-size="160pt" fo:font-weight="bold" style:font-size-asian="160pt" style:font-weight-asian="bold" style:font-size-complex="160pt" style:font-weight-complex="bold"/>
    </style:style>
    <style:style style:name="P3" style:family="paragraph">
      <style:text-properties fo:color="#000000" style:font-name="ヒラギノ丸ゴ Pro W4" fo:font-size="60pt" fo:font-weight="bold" style:font-name-asian="ヒラギノ丸ゴ Pro W4" style:font-size-asian="60pt" style:font-weight-asian="bold" style:font-size-complex="60pt" style:font-weight-complex="bold"/>
    </style:style>
    <style:style style:name="P4" style:family="paragraph">
      <style:text-properties fo:color="#000000" style:font-name="ヒラギノ丸ゴ Pro W4" fo:font-size="26pt" fo:font-weight="bold" style:font-name-asian="ヒラギノ丸ゴ Pro W4" style:font-size-asian="26pt" style:font-weight-asian="bold" style:font-size-complex="26pt" style:font-weight-complex="bold"/>
    </style:style>
    <style:style style:name="T1" style:family="text">
      <style:text-properties fo:color="#ff0000" style:font-name="ヒラギノ丸ゴ Pro W4" fo:font-size="160pt" fo:font-weight="bold" style:font-size-asian="160pt" style:font-weight-asian="bold" style:font-size-complex="160pt" style:font-weight-complex="bold"/>
    </style:style>
    <style:style style:name="T2" style:family="text">
      <style:text-properties fo:color="#000000" style:font-name="ヒラギノ丸ゴ Pro W4" fo:font-size="60pt" fo:font-weight="bold" style:font-name-asian="ヒラギノ丸ゴ Pro W4" style:font-size-asian="60pt" style:font-weight-asian="bold" style:font-size-complex="60pt" style:font-weight-complex="bold"/>
    </style:style>
    <style:style style:name="T3" style:family="text">
      <style:text-properties fo:color="#000000" style:font-name="ヒラギノ丸ゴ Pro W4" fo:font-size="26pt" fo:font-weight="bold" style:font-name-asian="ヒラギノ丸ゴ Pro W4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cm" svg:height="16.713cm" svg:x="1cm" svg:y="11.987cm">
          <draw:image xlink:href="Pictures/200000020000025A000002619FB85E90.eps" xlink:type="simple" xlink:show="embed" xlink:actuate="onLoad">
            <text:p/>
          </draw:image>
        </draw:frame>
        <draw:frame draw:style-name="gr2" draw:text-style-name="P2" draw:layer="layout" svg:width="15.767cm" svg:height="5.989cm" svg:x="2.617cm" svg:y="1.618cm">
          <draw:text-box>
            <text:p><text:span text:style-name="T1">OMQ</text:span></text:p>
          </draw:text-box>
        </draw:frame>
        <draw:frame draw:style-name="gr3" draw:text-style-name="P2" draw:layer="layout" svg:width="4.104cm" svg:height="5.898cm" svg:x="3.556cm" svg:y="1.129cm">
          <draw:text-box>
            <text:p><text:span text:style-name="T1">/</text:span></text:p>
          </draw:text-box>
        </draw:frame>
        <draw:frame draw:style-name="gr4" draw:text-style-name="P3" draw:layer="layout" svg:width="13.63cm" svg:height="2.368cm" svg:x="3.685cm" svg:y="7.43cm">
          <draw:text-box>
            <text:p><text:span text:style-name="T2">ガイドブック</text:span></text:p>
          </draw:text-box>
        </draw:frame>
        <draw:frame draw:style-name="gr5" draw:text-style-name="P4" draw:layer="layout" svg:width="15.466cm" svg:height="1.452cm" svg:x="4.534cm" svg:y="10.451cm">
          <draw:text-box>
            <text:p><text:span text:style-name="T3">Pieter Hintjens [</text:span><text:span text:style-name="T3">著</text:span><text:span text:style-name="T3">] </text:span><text:span text:style-name="T3">濱野 司 </text:span><text:span text:style-name="T3">[</text:span><text:span text:style-name="T3">訳</text:span><text:span text:style-name="T3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ヒラギノ丸ゴ Pro W4" svg:font-family="'ヒラギノ丸ゴ Pro W4'" style:font-pitch="variable"/>
    <style:font-face style:name="メイリオ1" svg:font-family="メイリオ" style:font-pitch="variable"/>
    <style:font-face style:name="Liberation Sans" svg:font-family="'Liberation Sans'" style:font-family-generic="roman" style:font-pitch="variable"/>
    <style:font-face style:name="小塚明朝 Pr6N R" svg:font-family="'小塚明朝 Pr6N R'" style:font-family-generic="roman" style:font-pitch="variable"/>
    <style:font-face style:name="FreeSans" svg:font-family="FreeSans" style:font-family-generic="system" style:font-pitch="variable"/>
    <style:font-face style:name="ヒラギノ明朝 Pro W3" svg:font-family="'ヒラギノ明朝 Pro W3'" style:font-family-generic="system" style:font-pitch="variable"/>
    <style:font-face style:name="メイリオ" svg:font-family="メイリオ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小塚明朝 Pr6N R" fo:font-size="24pt" fo:language="en" fo:country="US" style:font-name-asian="メイリオ" style:font-size-asian="24pt" style:language-asian="ja" style:country-asian="JP" style:font-name-complex="メイリオ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メイリオ" style:font-family-asian="メイリオ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9:18:14.623562813</meta:creation-date>
    <dc:date>2015-05-07T05:00:28.370022199</dc:date>
    <meta:editing-duration>PT4M21S</meta:editing-duration>
    <meta:editing-cycles>7</meta:editing-cycles>
    <meta:generator>LibreOffice/4.3.3.2$Linux_X86_64 LibreOffice_project/430m0$Build-2</meta:generator>
    <meta:document-statistic meta:object-count="5"/>
  </office:meta>
</office:document-meta>
</file>